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d3a6" officeooo:paragraph-rsid="0017d3a6"/>
    </style:style>
    <style:style style:name="P2" style:family="paragraph" style:parent-style-name="Text_20_body">
      <style:text-properties officeooo:rsid="00187cf9" officeooo:paragraph-rsid="00187cf9"/>
    </style:style>
    <style:style style:name="P3" style:family="paragraph" style:parent-style-name="Text_20_body">
      <style:text-properties officeooo:rsid="00224c63" officeooo:paragraph-rsid="00224c63"/>
    </style:style>
    <style:style style:name="P4" style:family="paragraph" style:parent-style-name="Text_20_body">
      <style:text-properties officeooo:rsid="0023681c" officeooo:paragraph-rsid="0023681c"/>
    </style:style>
    <style:style style:name="P5" style:family="paragraph" style:parent-style-name="Text_20_body">
      <style:text-properties officeooo:rsid="00187cf9" officeooo:paragraph-rsid="00187cf9"/>
    </style:style>
    <style:style style:name="P6" style:family="paragraph" style:parent-style-name="Text_20_body">
      <style:text-properties officeooo:rsid="0024e708" officeooo:paragraph-rsid="0024e708"/>
    </style:style>
    <style:style style:name="P7" style:family="paragraph" style:parent-style-name="Text_20_body">
      <style:text-properties officeooo:rsid="0035205e" officeooo:paragraph-rsid="0035205e"/>
    </style:style>
    <style:style style:name="P8" style:family="paragraph" style:parent-style-name="Heading_20_1">
      <style:text-properties officeooo:rsid="0017d3a6" officeooo:paragraph-rsid="001cc717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e3626"/>
    </style:style>
    <style:style style:name="T2" style:family="text">
      <style:text-properties officeooo:rsid="00262cb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" svg:stroke-width="0cm" svg:stroke-color="#000000" draw:marker-start-width="0.353cm" draw:marker-end-width="0.353cm" draw:fill="none" draw:fill-color="#ffffff" fo:min-height="3.896cm" fo:padding-top="0cm" fo:padding-bottom="0cm" fo:padding-left="0cm" fo:padding-right="0cm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svg:stroke-color="#000000" draw:fill="none" draw:fill-color="#ffffff" draw:textarea-vertical-align="bottom" fo:min-height="4.87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dash" draw:stroke-dash="Dashed_20__28_var_29_" svg:stroke-color="#000000" draw:fill="none" draw:fill-color="#ffffff" draw:textarea-vertical-align="bottom" fo:min-height="4.314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 style:list-style-name="L53">
      <style:graphic-properties draw:stroke="dash" draw:stroke-dash="Dashed_20__28_var_29_" svg:stroke-color="#000000" draw:fill="none" draw:fill-color="#ffffff" draw:textarea-vertical-align="top" fo:min-height="12.125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pgave 1.</text:h>
      <text:p text:style-name="P1">A) Teller er ikke initialisert, og teller økes, så den vil ikke slutte å telle opp over før inte'n overflow'er. </text:p>
      <text:h text:style-name="P8" text:outline-level="1"><draw:frame text:anchor-type="as-char" draw:z-index="0" draw:style-name="gr1" draw:text-style-name="P9" svg:width="9.864cm" svg:height="3.897cm"><draw:text-box><text:p>#include "stdio.h"</text:p><text:p>int main()</text:p><text:p>{</text:p><text:p><text:tab/>for(int teller=20;teller&gt;=10;teller--)</text:p><text:p><text:tab/>{</text:p><text:p><text:tab/><text:tab/><text:tab/>printf("%d\n",teller);</text:p><text:p><text:tab/>}</text:p><text:p>}</text:p></draw:text-box></draw:frame></text:h>
      <text:p text:style-name="P2"><draw:frame text:anchor-type="paragraph" draw:z-index="1" draw:style-name="gr2" draw:text-style-name="P9" svg:width="9.718cm" svg:height="4.871cm" svg:x="0.141cm" svg:y="0.841cm"><draw:text-box><text:p>#include "stdio.h"</text:p><text:p>Main()</text:p><text:p>{</text:p><text:p><text:tab/>int tall=2;</text:p><text:p><text:tab/></text:p><text:p><text:tab/>if(tall%2)</text:p><text:p><text:tab/><text:tab/>printf("tall er oddetall:%d",tall);</text:p><text:p><text:tab/>else</text:p><text:p><text:tab/><text:tab/>printf("tallet er liketall:%d",tall);</text:p><text:p text:style-name="P10">}<text:tab/></text:p></draw:text-box></draw:frame>B) <text:span text:style-name="T1">modulus gir deg tilbake rest etter et dele stykke. Siden alle verdier annet en 0 regnes som «true», og det som definerer et oddetall er at det ikke er delelig på 2 uten rest, vil if statmentet være «true» dersom <text:s/>det er et oddetall. Og derfor vil også «else» ikke kjøre med mindre det er liketall.</text:span></text:p>
      <text:p text:style-name="P2"/>
      <text:p text:style-name="P3">Feil i koden:</text:p>
      <text:p text:style-name="P3">i begge «printf» så er tall variabelen referert til som &amp;tall det gir bare adressen til tallet, ikke selve tallet.</text:p>
      <text:p text:style-name="P4">Koden har ingen innlesning av variabelen, men det kan være den er ment som et funksjons eksempel. </text:p>
      <text:p text:style-name="P6">C) teller <text:span text:style-name="T2">og sum er</text:span> initialiser<text:span text:style-name="T2">t</text:span> ikke til 10, og sammenliknes ikke med 25.</text:p>
      <text:p text:style-name="P6"><draw:frame text:anchor-type="paragraph" draw:z-index="2" draw:style-name="gr3" draw:text-style-name="P9" svg:width="9.718cm" svg:height="4.384cm" svg:x="0.141cm" svg:y="-0.233cm"><draw:text-box><text:p>#include "stdio.h"</text:p><text:p>Main()</text:p><text:p>{</text:p><text:p><text:tab/>int sum=0;</text:p><text:p><text:tab/>for(int teller=10;teller&lt;=25;teller++)</text:p><text:p><text:tab/><text:tab/>sum+=teller;</text:p><text:p><text:tab/></text:p><text:p><text:tab/>printf("%d",sum);</text:p><text:p text:style-name="P10">}<text:tab/></text:p></draw:text-box></draw:frame></text:p>
      <text:p text:style-name="P7"><text:soft-page-break/>Oppgave 2.</text:p>
      <text:p text:style-name="P7"><draw:frame text:anchor-type="paragraph" draw:z-index="3" draw:style-name="gr4" draw:text-style-name="P12" svg:width="19.375cm" svg:height="12.173cm" svg:x="0.141cm" svg:y="-0.164cm"><draw:text-box><text:p text:style-name="P11"><text:span text:style-name="T3">#include "stdio.h"</text:span></text:p><text:p text:style-name="P11"><text:span text:style-name="T3">void lineF(int);</text:span><text:span text:style-name="T3"><text:tab/></text:span><text:span text:style-name="T3">//Print 1 line. (includes spaces and numbers).</text:span></text:p><text:p text:style-name="P11"><text:span text:style-name="T3">int main()</text:span></text:p><text:p text:style-name="P11"><text:span text:style-name="T3">{</text:span><text:span text:style-name="T3"><text:tab/></text:span></text:p><text:p text:style-name="P11"><text:span text:style-name="T3"><text:tab/></text:span><text:span text:style-name="T3">for(int i=1;i&lt;10;i++)</text:span></text:p><text:p text:style-name="P11"><text:span text:style-name="T3"><text:tab/></text:span><text:span text:style-name="T3">{</text:span></text:p><text:p text:style-name="P11"><text:span text:style-name="T3"><text:tab/></text:span><text:span text:style-name="T3"><text:tab/></text:span><text:span text:style-name="T3">lineF(i);</text:span></text:p><text:p text:style-name="P11"><text:span text:style-name="T3"><text:tab/></text:span><text:span text:style-name="T3">}</text:span></text:p><text:p text:style-name="P11"><text:span text:style-name="T3"><text:tab/></text:span><text:span text:style-name="T3">for(int i=8;i&gt;0;i--)</text:span></text:p><text:p text:style-name="P11"><text:span text:style-name="T3"><text:tab/></text:span><text:span text:style-name="T3">{</text:span></text:p><text:p text:style-name="P11"><text:span text:style-name="T3"><text:tab/></text:span><text:span text:style-name="T3"><text:tab/></text:span><text:span text:style-name="T3">lineF(i);</text:span></text:p><text:p text:style-name="P11"><text:span text:style-name="T3"><text:tab/></text:span><text:span text:style-name="T3">}</text:span></text:p><text:p text:style-name="P11"><text:span text:style-name="T3">}</text:span></text:p><text:p text:style-name="P11"><text:span text:style-name="T3">void lineF(int i)</text:span></text:p><text:p text:style-name="P11"><text:span text:style-name="T3">{</text:span></text:p><text:p text:style-name="P11"><text:span text:style-name="T3"><text:tab/></text:span><text:span text:style-name="T3">for(int x=9;x&gt;i;x--) //prints the inverse amount of the vaiable "i". (passed to the function by main for loop)</text:span></text:p><text:p text:style-name="P11"><text:span text:style-name="T3"><text:tab/></text:span><text:span text:style-name="T3"><text:tab/></text:span><text:span text:style-name="T3">{</text:span></text:p><text:p text:style-name="P11"><text:span text:style-name="T3"><text:tab/></text:span><text:span text:style-name="T3"><text:tab/></text:span><text:span text:style-name="T3"><text:tab/></text:span><text:span text:style-name="T3">printf(" ");</text:span></text:p><text:p text:style-name="P11"><text:span text:style-name="T3"><text:tab/></text:span><text:span text:style-name="T3"><text:tab/></text:span><text:span text:style-name="T3">}</text:span></text:p><text:p text:style-name="P11"><text:span text:style-name="T3"><text:tab/></text:span><text:span text:style-name="T3">for(int y=0;y&lt;(i*2)-1;y++)</text:span></text:p><text:p text:style-name="P11"><text:span text:style-name="T3"><text:tab/></text:span><text:span text:style-name="T3"><text:tab/></text:span><text:span text:style-name="T3">{</text:span></text:p><text:p text:style-name="P11"><text:span text:style-name="T3"><text:tab/></text:span><text:span text:style-name="T3"><text:tab/></text:span><text:span text:style-name="T3"><text:tab/></text:span><text:span text:style-name="T3">printf("%d",i);</text:span></text:p><text:p text:style-name="P11"><text:span text:style-name="T3"><text:tab/></text:span><text:span text:style-name="T3"><text:tab/></text:span><text:span text:style-name="T3">}</text:span></text:p><text:p text:style-name="P11"><text:span text:style-name="T3"><text:tab/></text:span><text:span text:style-name="T3">printf("\n");</text:span></text:p><text:p text:style-name="P11"><text:span text:style-name="T3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 Christian Cusick</meta:initial-creator>
    <meta:creation-date>2015-09-21T18:32:45.191115488</meta:creation-date>
    <dc:date>2015-10-05T08:47:27.529521427</dc:date>
    <dc:creator>Thor Christian Cusick</dc:creator>
    <meta:editing-duration>PT3H52M58S</meta:editing-duration>
    <meta:editing-cycles>16</meta:editing-cycles>
    <meta:generator>LibreOffice/5.0.1.2.0$Linux_X86_64 LibreOffice_project/00m0$Build-2</meta:generator>
    <meta:document-statistic meta:table-count="0" meta:image-count="0" meta:object-count="0" meta:page-count="2" meta:paragraph-count="9" meta:word-count="135" meta:character-count="731" meta:non-whitespace-character-count="601"/>
  </office:meta>
</office:document-meta>
</file>